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2:.B2])" office:value-type="float" office:value="0.3413511153" calcext:value-type="float">
            <text:p>0,34</text:p>
          </table:table-cell>
          <table:table-cell/>
          <table:table-cell table:style-name="ce4" table:formula="of:=[.E18]+[.H18]" office:value-type="float" office:value="12554" calcext:value-type="float">
            <text:p>12554</text:p>
          </table:table-cell>
          <table:table-cell table:formula="of:=12597-[.E2]" office:value-type="float" office:value="43" calcext:value-type="float">
            <text:p>43</text:p>
          </table:table-cell>
          <table:table-cell office:value-type="float" office:value="0.0127758979797" calcext:value-type="float">
            <text:p>0,012775898</text:p>
          </table:table-cell>
          <table:table-cell office:value-type="float" office:value="22.2321970463" calcext:value-type="float">
            <text:p>22,232197046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3:.B3])" office:value-type="float" office:value="0.293720727199997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43458843231" calcext:value-type="float">
            <text:p>0,0143458843</text:p>
          </table:table-cell>
          <table:table-cell office:value-type="float" office:value="21.9360809326" calcext:value-type="float">
            <text:p>21,936080932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4:.B4])" office:value-type="float" office:value="0.285782329100002" calcext:value-type="float">
            <text:p>0,29</text:p>
          </table:table-cell>
          <table:table-cell/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0.0130760669708" calcext:value-type="float">
            <text:p>0,013076067</text:p>
          </table:table-cell>
          <table:table-cell office:value-type="float" office:value="21.9621610641" calcext:value-type="float">
            <text:p>21,962161064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189568945" calcext:value-type="float">
            <text:p>99,62</text:p>
          </table:table-cell>
          <table:table-cell table:style-name="ce3" table:formula="of:=100 - SUM([.A5:.B5])" office:value-type="float" office:value="0.381043105499998" calcext:value-type="float">
            <text:p>0,38</text:p>
          </table:table-cell>
          <table:table-cell/>
          <table:table-cell table:style-name="ce4" table:formula="of:=[.E21]+[.H21]" office:value-type="float" office:value="12549" calcext:value-type="float">
            <text:p>12549</text:p>
          </table:table-cell>
          <table:table-cell table:formula="of:=12597-[.E5]" office:value-type="float" office:value="48" calcext:value-type="float">
            <text:p>48</text:p>
          </table:table-cell>
          <table:table-cell office:value-type="float" office:value="0.0130398273468" calcext:value-type="float">
            <text:p>0,0130398273</text:p>
          </table:table-cell>
          <table:table-cell office:value-type="float" office:value="21.9725859165" calcext:value-type="float">
            <text:p>21,972585916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6:.B6])" office:value-type="float" office:value="0.293720727199997" calcext:value-type="float">
            <text:p>0,29</text:p>
          </table:table-cell>
          <table:table-cell/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0.0129299163818" calcext:value-type="float">
            <text:p>0,0129299164</text:p>
          </table:table-cell>
          <table:table-cell office:value-type="float" office:value="22.0151050091" calcext:value-type="float">
            <text:p>22,01510500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7:.B7])" office:value-type="float" office:value="0.277843931099994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29158496857" calcext:value-type="float">
            <text:p>0,0129158497</text:p>
          </table:table-cell>
          <table:table-cell office:value-type="float" office:value="21.9179899693" calcext:value-type="float">
            <text:p>21,917989969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8:.B8])" office:value-type="float" office:value="0.277843931099994" calcext:value-type="float">
            <text:p>0,28</text:p>
          </table:table-cell>
          <table:table-cell/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0.0129680633545" calcext:value-type="float">
            <text:p>0,0129680634</text:p>
          </table:table-cell>
          <table:table-cell office:value-type="float" office:value="21.9721500874" calcext:value-type="float">
            <text:p>21,972150087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539291951" calcext:value-type="float">
            <text:p>99,75</text:p>
          </table:table-cell>
          <table:table-cell table:style-name="ce3" table:formula="of:=100 - SUM([.A9:.B9])" office:value-type="float" office:value="0.2460708049" calcext:value-type="float">
            <text:p>0,25</text:p>
          </table:table-cell>
          <table:table-cell/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0.0131950378418" calcext:value-type="float">
            <text:p>0,0131950378</text:p>
          </table:table-cell>
          <table:table-cell office:value-type="float" office:value="21.9366660118" calcext:value-type="float">
            <text:p>21,936666011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0:.B10])" office:value-type="float" office:value="0.28575964440000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32539272308" calcext:value-type="float">
            <text:p>0,0132539272</text:p>
          </table:table-cell>
          <table:table-cell office:value-type="float" office:value="21.9834668636" calcext:value-type="float">
            <text:p>21,98346686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586759803" calcext:value-type="float">
            <text:p>99,66</text:p>
          </table:table-cell>
          <table:table-cell table:style-name="ce3" table:formula="of:=100 - SUM([.A11:.B11])" office:value-type="float" office:value="0.341324019699996" calcext:value-type="float">
            <text:p>0,34</text:p>
          </table:table-cell>
          <table:table-cell/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0.0128650665283" calcext:value-type="float">
            <text:p>0,0128650665</text:p>
          </table:table-cell>
          <table:table-cell office:value-type="float" office:value="21.9192080498" calcext:value-type="float">
            <text:p>21,919208049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55396645" calcext:value-type="float">
            <text:p>99,6975539665</text:p>
          </table:table-cell>
          <table:table-cell table:formula="of:=AVERAGE([.C2:.C11])" office:value-type="float" office:value="0.302446033549998" calcext:value-type="float">
            <text:p>0,302446033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9" calcext:value-type="float">
            <text:p>12558,9</text:p>
          </table:table-cell>
          <table:table-cell table:formula="of:=AVERAGE([.F2:.F11])" office:value-type="float" office:value="38.1" calcext:value-type="float">
            <text:p>38,1</text:p>
          </table:table-cell>
          <table:table-cell table:formula="of:=SUM([.G2:.G11])/10" office:value-type="float" office:value="0.01313655376433" calcext:value-type="float">
            <text:p>0,0131365538</text:p>
          </table:table-cell>
          <table:table-cell table:formula="of:=SUM([.H2:.H11])/10" office:value-type="float" office:value="21.98476109505" calcext:value-type="float">
            <text:p>21,984761095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" calcext:value-type="float">
            <text:p>5844</text:p>
          </table:table-cell>
          <table:table-cell table:formula="of:=AVERAGE([.G18:.G27])" office:value-type="float" office:value="18.7" calcext:value-type="float">
            <text:p>18,7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758" calcext:value-type="float">
            <text:p>67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4" calcext:value-type="float">
            <text:p>19,4</text:p>
          </table:table-cell>
          <table:table-cell table:formula="of:=AVERAGE([.H18:.H27])" office:value-type="float" office:value="6714.9" calcext:value-type="float">
            <text:p>6714,9</text:p>
          </table:table-cell>
          <table:table-cell/>
          <table:table-cell office:value-type="float" office:value="5823" calcext:value-type="float">
            <text:p>582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37" calcext:value-type="float">
            <text:p>673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" calcext:value-type="float">
            <text:p>5844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35" calcext:value-type="float">
            <text:p>673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4" calcext:value-type="float">
            <text:p>19,4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34" calcext:value-type="float">
            <text:p>663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7" calcext:value-type="float">
            <text:p>18,7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3:.G23])" office:value-type="float" office:value="6708" calcext:value-type="float">
            <text:p>670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9" calcext:value-type="float">
            <text:p>6714,9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669" calcext:value-type="float">
            <text:p>66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45" calcext:value-type="float">
            <text:p>664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6:.G26])" office:value-type="float" office:value="6741" calcext:value-type="float">
            <text:p>674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23" calcext:value-type="float">
            <text:p>68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75470350083" calcext:value-type="float">
            <text:p>0,9969754704</text:p>
          </table:table-cell>
          <table:table-cell table:number-columns-repeated="2"/>
          <table:table-cell table:formula="of:=SUM([.E18:.E27])/10" office:value-type="float" office:value="5844" calcext:value-type="float">
            <text:p>5844</text:p>
          </table:table-cell>
          <table:table-cell table:formula="of:=SUM([.F18:.F27])/10" office:value-type="float" office:value="19.4" calcext:value-type="float">
            <text:p>19,4</text:p>
          </table:table-cell>
          <table:table-cell table:formula="of:=SUM([.G18:.G27])/10" office:value-type="float" office:value="18.7" calcext:value-type="float">
            <text:p>18,7</text:p>
          </table:table-cell>
          <table:table-cell table:formula="of:=SUM([.H18:.H27])/10" office:value-type="float" office:value="6714.9" calcext:value-type="float">
            <text:p>6714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2452964991665" calcext:value-type="float">
            <text:p>0,0030245296</text:p>
          </table:table-cell>
          <table:table-cell table:number-columns-repeated="2"/>
          <table:table-cell table:formula="of:=SUM([.E18:.E27])" office:value-type="float" office:value="58440" calcext:value-type="float">
            <text:p>58440</text:p>
          </table:table-cell>
          <table:table-cell table:formula="of:=SUM([.F18:.F27])" office:value-type="float" office:value="194" calcext:value-type="float">
            <text:p>194</text:p>
          </table:table-cell>
          <table:table-cell table:formula="of:=SUM([.G18:.G27])" office:value-type="float" office:value="187" calcext:value-type="float">
            <text:p>187</text:p>
          </table:table-cell>
          <table:table-cell table:formula="of:=SUM([.H18:.H27])" office:value-type="float" office:value="67149" calcext:value-type="float">
            <text:p>67149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10343357156" calcext:value-type="float">
            <text:p>0,9968103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19225457731" calcext:value-type="float">
            <text:p>0,99711922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5:33.8302778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46:46.782654596</meta:creation-date>
    <dc:date>2018-01-23T23:26:17.404107008</dc:date>
    <meta:editing-duration>PT3M11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